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65pt"/>
    </style:style>
    <style:style style:name="co3" style:family="table-column">
      <style:table-column-properties fo:break-before="auto" style:column-width="185.41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197.0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line-through-mode="continuous" style:font-style-complex="normal" fo:language="en" fo:country="US" style:font-name-asian="Noto Sans CJK SC Regular" style:text-overline-style="none" style:text-overline-color="font-color" fo:font-size="10pt" style:language-asian="zh" style:country-asian="CN" style:font-size-asian="10pt" style:font-size-complex="10pt" style:font-weight-asian="normal" style:font-weight-complex="normal" style:font-style-asian="normal" style:text-outline="false" fo:font-style="normal" style:text-line-through-type="none" style:text-underline-style="none" style:text-underline-color="font-color" fo:font-weight="normal" style:font-name-complex="FreeSans" style:language-complex="hi" style:country-complex="IN" style:font-name="Liberation Sans" style:font-relief="none" style:text-emphasize="none" fo:text-shadow="none"/>
    </style:style>
    <style:style style:name="T2" style:family="text">
      <style:text-properties style:text-line-through-mode="continuous" fo:language="en" fo:country="US" style:font-name-asian="Noto Sans CJK SC Regular" style:text-overline-style="none" style:text-overline-color="font-color" fo:font-size="10pt" style:language-asian="zh" style:country-asian="CN" style:font-size-asian="10pt" style:font-size-complex="10pt" style:text-outline="false" style:text-line-through-type="none" style:text-underline-style="none" style:text-underline-color="font-color" style:font-name-complex="FreeSans" style:language-complex="hi" style:country-complex="IN" style:font-name="Liberation Sans" style:font-relief="none" style:text-emphasize="none" fo:text-shadow="none"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style:text-line-through-mode="continuous" fo:language="en" fo:country="US" style:font-name-asian="Noto Sans CJK SC Regular" style:text-overline-style="none" style:text-overline-color="font-color" fo:font-size="10pt" style:language-asian="zh" style:country-asian="CN" style:font-size-asian="10pt" style:font-size-complex="10pt" style:text-outline="false" style:text-line-through-type="none" style:text-underline-style="none" style:text-underline-color="font-color" style:font-name-complex="FreeSans" style:language-complex="hi" style:country-complex="IN" style:font-name="Liberation Sans" style:font-relief="none" style:text-emphasize="none" fo:text-shadow="none"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style:text-line-through-mode="continuous" fo:language="en" fo:country="US" style:font-name-asian="Noto Sans CJK SC Regular" style:text-overline-style="none" style:text-overline-color="font-color" fo:font-size="10pt" style:language-asian="zh" style:country-asian="CN" style:font-size-asian="10pt" style:font-size-complex="10pt" style:text-outline="false" style:text-line-through-type="none" style:text-underline-style="none" style:text-underline-color="font-color" style:font-name-complex="FreeSans" style:language-complex="hi" style:country-complex="IN" style:font-name="Liberation Sans" style:font-relief="none" style:text-emphasize="none" fo:text-shadow="none"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language-complex="hi" style:country-complex="IN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Noto Sans CJK SC Regular" style:font-name-complex="FreeSans" style:font-size-asian="10pt" style:font-size-complex="10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ESP32-GATEWAY_Rev_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style-name="ce4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8,R31,R32,R33</text:p>
          </table:table-cell>
          <table:table-cell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4,R16,R3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6,R27</text:p>
          </table:table-cell>
          <table:table-cell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1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,R41,R42</text:p>
          </table:table-cell>
          <table:table-cell table:number-columns-repeated="1020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<text:span text:style-name="T1">R6,R29,</text:span><text:span text:style-name="T2">R35</text:span><text:span text:style-name="T3">,R38,</text:span><text:span text:style-name="T4">R40</text:span>,R45</text:p>
          </table:table-cell>
          <table:table-cell table:number-columns-repeated="1020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2.2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<text:span text:style-name="T5">R1,R2,R3,R4,</text:span><text:span text:style-name="T6">R7,R8</text:span>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9</text:p>
          </table:table-cell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49.9k/1%/R0603</text:p>
          </table:table-cell>
          <table:table-cell table:style-name="ce14" office:value-type="string" calcext:value-type="string">
            <text:p>R_0603_5MIL_DWS</text:p>
          </table:table-cell>
          <table:table-cell table:style-name="ce14" office:value-type="string" calcext:value-type="string">
            <text:p>R20</text:p>
          </table:table-cell>
          <table:table-cell table:style-name="ce14"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220k/R0603</text:p>
          </table:table-cell>
          <table:table-cell table:style-name="ce14" office:value-type="string" calcext:value-type="string">
            <text:p>R_0603_5MIL_DWS</text:p>
          </table:table-cell>
          <table:table-cell table:style-name="ce14" office:value-type="string" calcext:value-type="string">
            <text:p>R19</text:p>
          </table:table-cell>
          <table:table-cell table:style-name="ce14"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1M/R0603</text:p>
          </table:table-cell>
          <table:table-cell table:style-name="ce14" office:value-type="string" calcext:value-type="string">
            <text:p>R_0603_5MIL_DWS</text:p>
          </table:table-cell>
          <table:table-cell table:style-name="ce14" office:value-type="string" calcext:value-type="string">
            <text:p>R24,R30</text:p>
          </table:table-cell>
          <table:table-cell table:style-name="ce14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,C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1,C13,C14,C15,C17,C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<text:span text:style-name="T7">C2</text:span>,C8,C9,C12,C2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,C3,C4,C1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.2uH/1.5A/DCR=72mR/20%/</text:p>
            <text:p>3.00x3.00x1.50mm/</text:p>
            <text:p>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3,L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table:style-name="ce14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1N5819S4/SOD123</text:p>
          </table:table-cell>
          <table:table-cell table:style-name="ce14" office:value-type="string" calcext:value-type="string">
            <text:p>SOD123</text:p>
          </table:table-cell>
          <table:table-cell table:style-name="ce14" office:value-type="string" calcext:value-type="string">
            <text:p>D1,D3</text:p>
          </table:table-cell>
          <table:table-cell table:style-name="ce14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C114YK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4,Q5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12MHz/20pF/30ppm/2P/</text:p>
            <text:p>HC-49SM(SMD)</text:p>
          </table:table-cell>
          <table:table-cell office:value-type="string" calcext:value-type="string">
            <text:p>Q_49U3HMS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SP32-WROOM-32D-4MB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0.90mm_</text:p>
            <text:p>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D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  <text:p>(USB_MICRO)</text:p>
          </table:table-cell>
          <table:table-cell office:value-type="string" calcext:value-type="string">
            <text:p>USB-MICRO_</text:p>
            <text:p>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5" table:number-columns-repeated="2"/>
          <table:table-cell table:style-name="ce17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PHY_RST1</text:p>
          </table:table-cell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Closed</text:p>
          </table:table-cell>
          <table:table-cell table:style-name="ce14" office:value-type="string" calcext:value-type="string">
            <text:p>SJ</text:p>
          </table:table-cell>
          <table:table-cell table:style-name="ce14" office:value-type="string" calcext:value-type="string">
            <text:p>LED_E1</text:p>
          </table:table-cell>
          <table:table-cell table:style-name="ce14" table:number-columns-repeated="1020"/>
        </table:table-row>
        <table:table-row table:style-name="ro1">
          <table:table-cell table:style-name="ce11"/>
          <table:table-cell table:style-name="ce16" table:number-columns-repeated="2"/>
          <table:table-cell table:style-name="ce18"/>
          <table:table-cell table:style-name="ce14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NA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<text:span text:style-name="T8">R9,R10,R11</text:span>,R46,R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NH1x20)</text:p>
          </table:table-cell>
          <table:table-cell office:value-type="string" calcext:value-type="string">
            <text:p>HN1x20</text:p>
          </table:table-cell>
          <table:table-cell office:value-type="string" calcext:value-type="string">
            <text:p>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 table:number-rows-repeated="38">
          <table:table-cell table:style-name="Default" table:number-columns-repeated="102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108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>00:00:00</text:time></text:span></text:p>
        </style:region-left>
        <style:region-center>
          <text:p><text:span text:style-name="MT1">ESP32-GATEWAY_Rev_F</text:span></text:p>
        </style:region-center>
        <style:region-right>
          <text:p><text:span text:style-name="MT2"><text:date style:data-style-name="N2" text:date-value="2019-04-3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/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08:54:42.179697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30T09:19:41.250830212</dc:date>
    <meta:editing-duration>PT1H16M19S</meta:editing-duration>
    <meta:editing-cycles>70</meta:editing-cycles>
    <meta:generator>LibreOffice/6.0.7.3$Linux_X86_64 LibreOffice_project/00m0$Build-3</meta:generator>
    <meta:document-statistic meta:table-count="1" meta:cell-count="188" meta:object-count="0"/>
  </office:meta>
</office:document-meta>
</file>